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808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svg:stroke-color="#008080"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svg:stroke-color="#008080" draw:textarea-vertical-align="middle" draw:ole-draw-aspect="1"/>
    </style:style>
    <style:style style:name="gr4" style:family="graphic" style:parent-style-name="objectwithoutfill">
      <style:graphic-properties draw:stroke="solid" svg:stroke-color="#008080" draw:fill="none" draw:textarea-vertical-align="middle"/>
    </style:style>
    <style:style style:name="gr5" style:family="graphic" style:parent-style-name="standard">
      <style:graphic-properties draw:stroke="none" svg:stroke-color="#008080" draw:fill="none" draw:fill-color="#ffffff" draw:textarea-horizontal-align="left" draw:auto-grow-height="true" draw:auto-grow-width="false" fo:min-height="0.437cm" fo:min-width="1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.664cm" svg:x="4.81cm" svg:y="2.273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2.694cm" svg:x="4.81cm" svg:y="6.88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2.58cm" draw:transform="rotate (-0.000349065850399089) translate (4.81cm 11.564cm)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1.991cm" svg:x="4.81cm" svg:y="16.25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1.288cm" svg:x="4.81cm" svg:y="20.116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16cm" svg:y1="9.636cm" svg:x2="11.16cm" svg:y2="11.541cm">
          <text:p/>
        </draw:line>
        <draw:line draw:style-name="gr2" draw:text-style-name="P1" draw:layer="layout" svg:x1="11.16cm" svg:y1="14.208cm" svg:x2="11.16cm" svg:y2="16.24cm">
          <text:p/>
        </draw:line>
        <draw:line draw:style-name="gr2" draw:text-style-name="P1" draw:layer="layout" svg:x1="11.16cm" svg:y1="18.272cm" svg:x2="11.16cm" svg:y2="20.05cm">
          <text:p/>
        </draw:line>
        <draw:line draw:style-name="gr2" draw:text-style-name="P1" draw:layer="layout" svg:x1="11.16cm" svg:y1="4.937cm" svg:x2="11.16cm" svg:y2="6.842cm">
          <text:p/>
        </draw:line>
        <draw:frame draw:style-name="gr3" draw:text-style-name="P1" draw:layer="layout" svg:width="9.765cm" svg:height="2.514cm" svg:x="6.715cm" svg:y="2.2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0.791cm" svg:height="2.061cm" svg:x="5.839cm" svg:y="7.05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8.536cm" svg:height="2.029cm" svg:x="7.348cm" svg:y="11.79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1.847cm" svg:height="1.714cm" svg:x="5.467cm" svg:y="16.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7cm" svg:height="0.969cm" svg:x="6.257cm" svg:y="20.22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1" draw:layer="layout" svg:width="12.7cm" svg:height="1.64cm" svg:x="4.81cm" svg:y="23.1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7.51cm" svg:y1="20.685cm" svg:x2="18.78cm" svg:y2="20.685cm">
          <text:p/>
        </draw:line>
        <draw:frame draw:style-name="gr3" draw:text-style-name="P1" draw:layer="layout" svg:width="1.978cm" svg:height="1.464cm" svg:x="10.144cm" svg:y="23.22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layer="layout" svg:x1="2.27cm" svg:y1="8.112cm" svg:x2="4.81cm" svg:y2="8.112cm">
          <text:p/>
        </draw:line>
        <draw:line draw:style-name="gr4" draw:text-style-name="P1" draw:layer="layout" svg:x1="2.27cm" svg:y1="8.112cm" svg:x2="2.27cm" svg:y2="24.181cm">
          <text:p/>
        </draw:line>
        <draw:line draw:style-name="gr4" draw:text-style-name="P1" draw:layer="layout" svg:x1="2.27cm" svg:y1="24.181cm" svg:x2="4.81cm" svg:y2="24.241cm">
          <text:p/>
        </draw:line>
        <draw:frame draw:style-name="gr5" draw:text-style-name="P2" draw:layer="layout" svg:width="2.041cm" svg:height="0.725cm" svg:x="2.224cm" svg:y="14.962cm">
          <draw:text-box>
            <text:p><text:span text:style-name="T1">Repeat</text:span></text:p>
          </draw:text-box>
        </draw:frame>
        <draw:line draw:style-name="gr2" draw:text-style-name="P1" draw:layer="layout" svg:x1="11.16cm" svg:y1="21.447cm" svg:x2="11.16cm" svg:y2="23.225cm">
          <text:p/>
        </draw:line>
        <draw:frame draw:style-name="gr6" draw:text-style-name="P2" draw:layer="layout" svg:width="1.679cm" svg:height="0.725cm" svg:x="18.59cm" svg:y="20.304cm">
          <draw:text-box>
            <text:p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dan Lamichhane</meta:initial-creator>
    <meta:creation-date>2016-02-03T11:15:55.682592662</meta:creation-date>
    <dc:date>2016-03-02T15:42:57.957490971</dc:date>
    <dc:creator>Madan Lamichhane</dc:creator>
    <meta:editing-duration>PT31M24S</meta:editing-duration>
    <meta:editing-cycles>8</meta:editing-cycles>
    <meta:generator>LibreOffice/4.2.8.2$Linux_X86_64 LibreOffice_project/42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table>
      <mtr>
        <mtd>
          <munder accentunder="true">
            <mi mathvariant="italic">Initilization</mi>
            <mo>̲</mo>
          </munder>
        </mtd>
      </mtr>
      <mtr>
        <mtd>
          <mrow>
            <mi mathvariant="italic">At</mi>
            <mi mathvariant="normal">:</mi>
            <mspace width="0.5em"/>
            <mi>i</mi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i mathvariant="italic">Give</mi>
            <mspace width="0.5em"/>
            <mi mathvariant="italic">initial</mi>
            <mspace width="0.5em"/>
            <mi mathvariant="italic">positions</mi>
            <mspace width="0.5em"/>
            <mtext>and</mtext>
            <mspace width="0.5em"/>
            <mi mathvariant="italic">velocities</mi>
            <mi mathvariant="normal">:</mi>
            <mspace width="0.5em"/>
            <msup>
              <mi>r</mi>
              <mi>i</mi>
            </msup>
            <mi>,</mi>
            <mspace width="0.5em"/>
            <msup>
              <mi>v</mi>
              <mi>i</mi>
            </msup>
            <mi>,</mi>
            <mspace width="0.5em"/>
            <msup>
              <mi mathvariant="normal">θ</mi>
              <mi>i</mi>
            </msup>
            <mi>,</mi>
            <mspace width="0.5em"/>
            <mtext>and</mtext>
            <mspace width="0.5em"/>
            <msup>
              <mi>w</mi>
              <mi>i</mi>
            </msup>
          </mrow>
        </mtd>
      </mtr>
      <mtr>
        <mtd>
          <mrow>
            <mi mathvariant="italic">Set</mi>
            <mspace width="0.5em"/>
            <mi mathvariant="italic">accelerations</mi>
            <mspace width="0.5em"/>
            <mtext>and</mtext>
            <mspace width="0.5em"/>
            <mi mathvariant="italic">time</mi>
            <mi mathvariant="normal">:</mi>
            <mspace width="0.5em"/>
            <mi>a</mi>
            <mrow>
              <mspace width="0.5em"/>
              <mo stretchy="false">=</mo>
              <mspace width="0.5em"/>
            </mrow>
            <mn>0,</mn>
            <mspace width="0.5em"/>
            <mi mathvariant="normal">α</mi>
            <mrow>
              <mspace width="0.5em"/>
              <mo stretchy="false">=</mo>
              <mspace width="0.5em"/>
            </mrow>
            <mn>0,</mn>
            <mspace width="0.5em"/>
            <mtext>and</mtext>
            <mspace width="0.5em"/>
            <mi>t</mi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i mathvariant="italic">Choose</mi>
            <mi mathvariant="normal">:</mi>
            <mspace width="0.5em"/>
            <mi mathvariant="normal">Δ</mi>
            <mi>t</mi>
          </mrow>
        </mtd>
      </mtr>
    </mtable>
    <annotation encoding="StarMath 5.0">underline{Initilization} newline
At:` i `= `0 newline
Give`initial`positions`"and"`velocities:` 
r^{i },` v^{i},` %theta^{i}, `"and" `{w}^{i} newline
Set`accelerations`"and"`time:` 
a `= `0, `%alpha `= `0, `"and" `t `= `0 newline
Choose:`
%DELTA t</annotation>
  </semantics>
</math>
</file>

<file path=Object 2/content.xml><?xml version="1.0" encoding="utf-8"?>
<math xmlns="http://www.w3.org/1998/Math/MathML" display="block">
  <semantics>
    <mtable>
      <mtr>
        <mtd>
          <munder accentunder="true">
            <mi mathvariant="italic">Prediction</mi>
            <mo>̲</mo>
          </munder>
        </mtd>
      </mtr>
      <mtr>
        <mtd>
          <mrow>
            <mi mathvariant="italic">Move</mi>
            <mi mathvariant="italic">atoms</mi>
            <mi mathvariant="normal">:</mi>
            <mspace width="0.5em"/>
            <mrow>
              <msup>
                <mi>r</mi>
                <mi>p</mi>
              </msup>
              <mo stretchy="false">=</mo>
              <mrow>
                <msup>
                  <mi>r</mi>
                  <mi>i</mi>
                </msup>
                <mo stretchy="false">+</mo>
                <msup>
                  <mi>v</mi>
                  <mi>i</mi>
                </msup>
              </mrow>
            </mrow>
            <mi mathvariant="normal">Δ</mi>
            <mrow>
              <mi>t</mi>
              <mo stretchy="false">+</mo>
              <mfrac>
                <mn>1</mn>
                <mn>2</mn>
              </mfrac>
            </mrow>
            <mi>a</mi>
            <mi mathvariant="normal">Δ</mi>
            <msup>
              <mi>t</mi>
              <mn>2</mn>
            </msup>
            <mspace width="0.5em"/>
            <mtext>&amp;</mtext>
            <mspace width="0.5em"/>
            <mrow>
              <msup>
                <mi mathvariant="normal">θ</mi>
                <mi>p</mi>
              </msup>
              <mo stretchy="false">=</mo>
              <mrow>
                <msup>
                  <mi>r</mi>
                  <mi>i</mi>
                </msup>
                <mo stretchy="false">+</mo>
                <msup>
                  <mi>w</mi>
                  <mi>i</mi>
                </msup>
              </mrow>
            </mrow>
            <mi mathvariant="normal">Δ</mi>
            <mrow>
              <mi>t</mi>
              <mo stretchy="false">+</mo>
              <mfrac>
                <mn>1</mn>
                <mn>2</mn>
              </mfrac>
            </mrow>
            <mi mathvariant="normal">α</mi>
            <mi mathvariant="normal">Δ</mi>
            <msup>
              <mi>t</mi>
              <mn>2</mn>
            </msup>
          </mrow>
        </mtd>
      </mtr>
      <mtr>
        <mtd>
          <mrow>
            <mi mathvariant="italic">Update</mi>
            <mi mathvariant="italic">velocities</mi>
            <mrow>
              <msup>
                <mi>v</mi>
                <mi>p</mi>
              </msup>
              <mo stretchy="false">=</mo>
              <mrow>
                <msup>
                  <mi>v</mi>
                  <mi>i</mi>
                </msup>
                <mo stretchy="false">+</mo>
                <mi>a</mi>
              </mrow>
            </mrow>
            <mi mathvariant="normal">Δ</mi>
            <mi>t</mi>
            <mspace width="0.5em"/>
            <mtext>&amp;</mtext>
            <mspace width="0.5em"/>
            <mrow>
              <msup>
                <mi>w</mi>
                <mi>p</mi>
              </msup>
              <mo stretchy="false">=</mo>
              <mrow>
                <msup>
                  <mi>w</mi>
                  <mi>i</mi>
                </msup>
                <mo stretchy="false">+</mo>
                <mi mathvariant="normal">α</mi>
              </mrow>
            </mrow>
            <mi mathvariant="normal">Δ</mi>
            <mi>t</mi>
          </mrow>
        </mtd>
      </mtr>
    </mtable>
    <annotation encoding="StarMath 5.0">underline{Prediction} newline
Move atoms: ` r^p = r^i + v^i %DELTA t + 1 over 2 a %DELTA t^2 `"&amp;"`
%theta^p = r^i + w^i %DELTA t + 1 over 2 %alpha %DELTA t^2  newline

Update velocities v^p = v^i + a %DELTA t `"&amp;"` w^p = w^i + %alpha %DELTA t</annotation>
  </semantics>
</math>
</file>

<file path=Object 3/content.xml><?xml version="1.0" encoding="utf-8"?>
<math xmlns="http://www.w3.org/1998/Math/MathML" display="block">
  <semantics>
    <mtable>
      <mtr>
        <mtd>
          <munder accentunder="true">
            <mi mathvariant="italic">Calculation</mi>
            <mo>̲</mo>
          </munder>
        </mtd>
      </mtr>
      <mtr>
        <mtd>
          <mrow>
            <mi mathvariant="italic">Energy</mi>
            <mi mathvariant="normal">:</mi>
            <mspace width="0.5em"/>
            <mi>U</mi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</mtd>
      </mtr>
      <mtr>
        <mtd>
          <mrow>
            <mi mathvariant="italic">Forces</mi>
            <mi mathvariant="normal">:</mi>
            <mspace width="0.5em"/>
            <mi>F</mi>
            <mrow>
              <mspace width="0.5em"/>
              <mo stretchy="false">=</mo>
              <mspace width="0.5em"/>
            </mrow>
            <mo stretchy="false">∇</mo>
            <mi>U</mi>
            <mrow>
              <mo fence="true" stretchy="false">(</mo>
              <mrow>
                <mrow>
                  <mover accent="true">
                    <mi>r</mi>
                    <mo stretchy="false">⃗</mo>
                  </mover>
                  <mi>,</mi>
                  <mover accent="true">
                    <mi>u</mi>
                    <mo stretchy="false">^</mo>
                  </mover>
                </mrow>
              </mrow>
              <mo fence="true" stretchy="false">)</mo>
            </mrow>
            <mspace width="0.5em"/>
            <mtext>and</mtext>
            <mspace width="0.5em"/>
            <mrow>
              <mi mathvariant="normal">τ</mi>
              <mo stretchy="false">=</mo>
              <mover accent="true">
                <mi>r</mi>
                <mo stretchy="false">⃗</mo>
              </mover>
            </mrow>
            <mrow>
              <mspace width="0.5em"/>
              <mo stretchy="false">×</mo>
              <mspace width="0.5em"/>
            </mrow>
            <mo stretchy="false">∇</mo>
            <mi>U</mi>
            <mrow>
              <mo fence="true" stretchy="false">(</mo>
              <mrow>
                <mrow>
                  <mover accent="true">
                    <mi>r</mi>
                    <mo stretchy="false">⃗</mo>
                  </mover>
                  <mi>,</mi>
                  <mover accent="true">
                    <mi>u</mi>
                    <mo stretchy="false">^</mo>
                  </mover>
                </mrow>
              </mrow>
              <mo fence="true" stretchy="false">)</mo>
            </mrow>
          </mrow>
        </mtd>
      </mtr>
      <mtr>
        <mtd>
          <mrow>
            <mi mathvariant="italic">accelerations</mi>
            <mi mathvariant="normal">:</mi>
            <mspace width="0.5em"/>
            <mrow>
              <mi>a</mi>
              <mo stretchy="false">=</mo>
              <mrow>
                <mi>F</mi>
                <mo stretchy="false">/</mo>
                <mi>m</mi>
              </mrow>
            </mrow>
            <mspace width="0.5em"/>
            <mtext>&amp;</mtext>
            <mspace width="0.5em"/>
            <mrow>
              <mi mathvariant="normal">α</mi>
              <mo stretchy="false">=</mo>
              <mrow>
                <mi mathvariant="normal">τ</mi>
                <mo stretchy="false">/</mo>
                <mi>m</mi>
              </mrow>
            </mrow>
          </mrow>
        </mtd>
      </mtr>
    </mtable>
    <annotation encoding="StarMath 5.0">underline{ Calculation } newline
Energy: `U(vec r) newline
Forces: ` F `= ` nabla U( vec r, hat{u}) `"and" `%tau =  vec r `times ` nabla U(vec r, hat{u}) newline
accelerations: ` a = { F}/m `"&amp;"` %alpha = { %tau}/m 
</annotation>
  </semantics>
</math>
</file>

<file path=Object 4/content.xml><?xml version="1.0" encoding="utf-8"?>
<math xmlns="http://www.w3.org/1998/Math/MathML" display="block">
  <semantics>
    <mtable>
      <mtr>
        <mtd>
          <munder accentunder="true">
            <mi mathvariant="italic">Correction</mi>
            <mo>̲</mo>
          </munder>
        </mtd>
      </mtr>
      <mtr>
        <mtd>
          <mrow>
            <mi mathvariant="italic">Move</mi>
            <mi mathvariant="italic">atoms</mi>
            <mi mathvariant="normal">:</mi>
            <mspace width="0.5em"/>
            <msup>
              <mi>r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row>
              <msup>
                <mi>r</mi>
                <mi>p</mi>
              </msup>
              <mo stretchy="false">+</mo>
              <msub>
                <mi>f</mi>
                <mn>1</mn>
              </msub>
            </mrow>
            <mrow>
              <mo fence="true" stretchy="false">(</mo>
              <mrow>
                <mrow>
                  <mi>a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  <mspace width="0.5em"/>
            <mtext>&amp;</mtext>
            <mspace width="0.5em"/>
            <msup>
              <mi mathvariant="normal">θ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row>
              <msup>
                <mi mathvariant="normal">θ</mi>
                <mi>p</mi>
              </msup>
              <mo stretchy="false">+</mo>
              <msub>
                <mi>f</mi>
                <mn>2</mn>
              </msub>
            </mrow>
            <mrow>
              <mo fence="true" stretchy="false">(</mo>
              <mrow>
                <mrow>
                  <mi mathvariant="normal">α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</mrow>
        </mtd>
      </mtr>
      <mtr>
        <mtd>
          <mrow>
            <mi mathvariant="italic">Update</mi>
            <mi mathvariant="italic">velocities</mi>
            <mi mathvariant="normal">:</mi>
            <mspace width="0.5em"/>
            <msup>
              <mi>v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sup>
              <mi>v</mi>
              <mi>p</mi>
            </msup>
            <mrow>
              <mspace width="0.5em"/>
              <mo stretchy="false">+</mo>
              <mspace width="0.5em"/>
            </mrow>
            <msub>
              <mi>g</mi>
              <mn>1</mn>
            </msub>
            <mrow>
              <mo fence="true" stretchy="false">(</mo>
              <mrow>
                <mrow>
                  <mi>a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  <mspace width="0.5em"/>
            <mtext>&amp;</mtext>
            <mspace width="0.5em"/>
            <msup>
              <mi>w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sup>
              <mi>w</mi>
              <mi>p</mi>
            </msup>
            <mrow>
              <mspace width="0.5em"/>
              <mo stretchy="false">+</mo>
              <mspace width="0.5em"/>
            </mrow>
            <msub>
              <mi>g</mi>
              <mn>2</mn>
            </msub>
            <mrow>
              <mo fence="true" stretchy="false">(</mo>
              <mrow>
                <mrow>
                  <mi mathvariant="normal">α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</mrow>
        </mtd>
      </mtr>
    </mtable>
    <annotation encoding="StarMath 5.0">underline{Correction} newline
Move atoms:` r^{ i+1 } `= `r^p + f_1( a, `%DELTA t ) `"&amp;"` %theta^{i+1} `=  `%theta^{p} + f_2 ( %alpha, `%DELTA t ) newline
Update velocities: ` v^{ i+1 } `= `v^p `+ `g_1( a,` %DELTA t ) `"&amp;"` w^{i+1} `=  `w^{p} `+ `g_2( %alpha, `%DELTA t )</annotation>
  </semantics>
</math>
</file>

<file path=Object 5/content.xml><?xml version="1.0" encoding="utf-8"?>
<math xmlns="http://www.w3.org/1998/Math/MathML" display="block">
  <semantics>
    <mtable>
      <mtr>
        <mtd>
          <munder accentunder="true">
            <mrow>
              <mi mathvariant="italic">Boundary</mi>
              <mi mathvariant="italic">conditions</mi>
            </mrow>
            <mo>̲</mo>
          </munder>
        </mtd>
      </mtr>
      <mtr>
        <mtd>
          <mrow>
            <mi mathvariant="italic">Adjust</mi>
            <mspace width="0.5em"/>
            <mi mathvariant="italic">Temperature</mi>
            <mi>,</mi>
            <mspace width="0.5em"/>
            <mi mathvariant="italic">Pressure</mi>
            <mi>,</mi>
            <mspace width="0.5em"/>
            <mtext>and</mtext>
            <mspace width="0.5em"/>
            <mi mathvariant="italic">Volume</mi>
            <mspace width="0.5em"/>
            <mi mathvariant="italic">as</mi>
            <mspace width="0.5em"/>
            <mi mathvariant="italic">needed</mi>
          </mrow>
        </mtd>
      </mtr>
    </mtable>
    <annotation encoding="StarMath 5.0">underline{ Boundary conditions } newline
Adjust `Temperature, `Pressure, `"and" `Volume `as `needed</annotation>
  </semantics>
</math>
</file>

<file path=Object 6/content.xml><?xml version="1.0" encoding="utf-8"?>
<math xmlns="http://www.w3.org/1998/Math/MathML" display="block">
  <semantics>
    <mtable>
      <mtr>
        <mtd>
          <munder accentunder="true">
            <mrow>
              <mi mathvariant="italic">Time</mi>
              <mi mathvariant="italic">step</mi>
            </mrow>
            <mo>̲</mo>
          </munder>
        </mtd>
      </mtr>
      <mtr>
        <mtd>
          <mrow>
            <mi>t</mi>
            <mrow>
              <mspace width="0.5em"/>
              <mo stretchy="false">=</mo>
              <mspace width="0.5em"/>
            </mrow>
            <mi>t</mi>
            <mrow>
              <mspace width="0.5em"/>
              <mo stretchy="false">+</mo>
              <mspace width="0.5em"/>
            </mrow>
            <mi mathvariant="normal">Δ</mi>
            <mi>t</mi>
          </mrow>
        </mtd>
      </mtr>
      <mtr>
        <mtd>
          <mrow>
            <mi>i</mi>
            <mrow>
              <mspace width="0.5em"/>
              <mo stretchy="false">=</mo>
              <mspace width="0.5em"/>
            </mrow>
            <mi>i</mi>
            <mrow>
              <mspace width="0.5em"/>
              <mo stretchy="false">+</mo>
              <mspace width="0.5em"/>
            </mrow>
            <mn>1</mn>
          </mrow>
        </mtd>
      </mtr>
    </mtable>
    <annotation encoding="StarMath 5.0">underline{Time step} newline
t `= `t `+ `%DELTA t newline
i `= `i `+ `1</annotation>
  </semantics>
</math>
</file>